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 &lt;html lang="pt-BR"&gt; &lt;head&gt; &lt;meta charset="UTF-8"&gt; &lt;meta name="viewport" content="width=device-width, initial-scale=1.0"&gt; &lt;title&gt;TechStore - E-commerce Completo&lt;/title&gt; &lt;script src="https://cdn.tailwindcss.com"&gt;&lt;/script&gt; &lt;script src="https://unpkg.com/lucide@latest/dist/umd/lucide.js"&gt;&lt;/script&gt; &lt;style&gt; .fade-in { animação: fadeIn 0.3s ease-in; } @keyframes fadeIn { de { opacidade: 0; transformação: translateY(10px); } para { opacidade: 1; transformação: translateY(0); } } .slide-in { animação: slideIn 0.3s ease-out; } @keyframes slideIn { de { transformar: traduzirX(100%); } para { transformar: traduzirX(0); } } .cart-badge { animação: salto 0,5s entrada-saída gradual; } @keyframes salto { 0%, 100% { transformar: escala(1); } 50% { transformar: escala(1,2); } } &lt;/style&gt; &lt;/head&gt; &lt;body class="bg-gray-50"&gt; &lt;!-- Cabeçalho --&gt; &lt;header class="bg-white shadow-md sticky top-0 z-50"&gt; &lt;div class="container mx-auto px-4 py-3"&gt; &lt;div class="flex items-center justify-between"&gt; &lt;div class="flex items-center space-x-4"&gt; &lt;h1 class="text-2xl font-bold text-blue-600 cursor-pointer" onclick="showPage('home')"&gt;TechStore&lt;/h1&gt; &lt;nav class="hidden md:flex space-x-6"&gt; &lt;a href="#" onclick="showPage('home')" class="text-gray-700 hover:text-blue-600 transition-colors"&gt;Início&lt;/a&gt; &lt;a href="#" onclick="showPage('products')" class="text-gray-700 hover:text-blue-600 transition-colors"&gt;Produtos&lt;/a&gt; &lt;a href="#" onclick="showPage('about')" class="text-gray-700 hover:text-blue-600 transition-colors"&gt;Sobre&lt;/a&gt; &lt;a href="#" onclick="showPage('contact')" class="text-gray-700 hover:text-blue-600 transition-colors"&gt;Contato&lt;/a&gt; &lt;/nav&gt; &lt;/div&gt; &lt;div class="flex items-center space-x-4"&gt; &lt;div class="relative"&gt; &lt;input type="text" id="searchInput" placeholder="Buscar produtos..." class="pl-10 pr-4 py-2 border rounded-lg focus:outline-none focus:ring-2 focus:ring-blue-500" onkeyup="searchProducts(event)"&gt; &lt;i data-lucide="search" class="absolute left-3 top-2.5 h-4 w-4 texto-cinza-400"&gt;&lt;/i&gt; &lt;/div&gt; &lt;div class="relativo"&gt; ​​&lt;button onclick="mostrarPágina('carrinho')" class="relativo p-2 texto-cinza-700 hover:texto-azul-600 cores-de-transição"&gt; &lt;i dados-lúcidos="carrinho-de-compras" class="h-6 w-6"&gt;&lt;/i&gt; &lt;span id="cartBadge" class="absoluto -topo-2 -direita-2 bg-vermelho-500 texto-branco texto-xs arredondado-cheio h-5 w-5 itens flexíveis centralizar justificar-centralizar"&gt;0&lt;/span&gt; &lt;/button&gt; &lt;/div&gt; &lt;div class="itens flexíveis centralizar espaço-x-2"&gt; &lt;button id="loginBtn" onclick="mostrarPágina('login')" class="bg-azul-600 texto-branco px-4 py-2 arredondado-lg hover:bg-azul-700 transition-colors"&gt;Entrar&lt;/button&gt; &lt;button id="userMenu" onclick="toggleUserMenu()" class="hidden bg-gray-200 text-gray-700 px-4 py-2 rounded-lg hover:bg-gray-300 transition-colors"&gt; &lt;span id="userName"&gt;&lt;/span&gt; &lt;/button&gt; &lt;div id="userDropdown" class="hidden absolute right-0 top-12 bg-white shadow-lg rounded-lg py-2 w-48"&gt; &lt;a href="#" onclick="showPage('profile')" class="block px-4 py-2 text-gray-700 hover:bg-gray-100"&gt;Meu Perfil&lt;/a&gt; &lt;a href="#" onclick="showPage('orders')" class="block px-4 py-2 text-gray-700 hover:bg-gray-100"&gt;Meus Pedidos&lt;/a&gt; &lt;a href="#" onclick="logout()" class="block px-4 py-2 text-gray-700 hover:bg-gray-100"&gt;Sair&lt;/a&gt; &lt;/div&gt; &lt;/div&gt; &lt;/div&gt; &lt;/div&gt; &lt;/div&gt; &lt;/div&gt; &lt;/header&gt; &lt;!-- Conteúdo principal --&gt; &lt;main id="mainContent" class="min-h-screen"&gt; &lt;!-- Página inicial --&gt; &lt;div id="homePage" class="page"&gt; &lt;!-- Seção Hero --&gt; &lt;section class="bg-gradient-to-r from-blue-600 to-purple-600 text-white py-20"&gt; &lt;div class="container mx-auto px-4 text-center"&gt; &lt;h2 class="text-5xl font-bold mb-6"&gt;Tecnologia de Ponta&lt;/h2&gt; &lt;p class="text-xl mb-8"&gt;Descubra os melhores produtos de tecnologia com preços incríveis&lt;/p&gt; &lt;button onclick="showPage('products')" class="bg-white text-blue-600 px-8 py-3 rounded-lg font-semibold hover:bg-gray-100 transition-colors"&gt; Ver Produtos &lt;/button&gt; &lt;/div&gt; &lt;/section&gt; &lt;!-- Produtos em Destaque --&gt; &lt;section class="py-16"&gt; &lt;div class="container mx-auto px-4"&gt; &lt;h3 class="text-3xl font-bold text-center mb-12"&gt;Produtos em Destaque&lt;/h3&gt; &lt;div id="featuredProducts" class="grid grid-cols-1 md:grid-cols-2 lg:grid-cols-4 gap-8"&gt; &lt;!-- Os produtos serão carregados aqui --&gt; &lt;/div&gt; &lt;/div&gt; &lt;/section&gt; &lt;!-- Recursos --&gt; &lt;section class="bg-white py-16"&gt; &lt;div class="container mx-auto px-4"&gt; &lt;div class="grid grid-cols-1 md:grid-cols-3 gap-8"&gt; &lt;div class="text-center"&gt; &lt;div class="bg-blue-100 w-16 h-16 rounded-full flex items-center justify-center mx-auto mb-4"&gt; &lt;i data-lucide="truck" class="h-8 w-8 text-blue-600"&gt;&lt;/i&gt; &lt;/div&gt; &lt;h4 class="text-xl font-semibold mb-2"&gt;Entrega Rápida&lt;/h4&gt; &lt;p class="text-gray-600"&gt;Receba seus produtos em até 24h&lt;/p&gt; &lt;/div&gt; &lt;div class="text-center"&gt; &lt;div class="bg-green-100 w-16 h-16 rounded-full flex items-<text:soft-page-break/>center justify-center mx-auto mb-4"&gt; &lt;i data-lucide="shield-check" class="h-8 w-8 text-green-600"&gt;&lt;/i&gt; &lt;/div&gt; &lt;h4 class="text-xl font-semibold mb-2"&gt;Compra Segura&lt;/h4&gt; &lt;p class="text-gray-600"&gt;Seus dados protegidos com criptografia&lt;/p&gt; &lt;/div&gt; &lt;div class="text-center"&gt; &lt;div class="bg-purple-100 w-16 h-16 rounded-full flex items-center justify-center mx-auto mb-4"&gt; &lt;i data-lucide="headphones" class="h-8 w-8 text-purple-600"&gt;&lt;/i&gt; &lt;/div&gt; &lt;h4 class="text-xl font-semibold mb-2"&gt;Suporte 24 horas por dia, 7 dias por semana&lt;/h4&gt; &lt;p class="text-gray-600"&gt;Atendimento sempre disponível&lt;/p&gt; &lt;/div&gt; &lt;/div&gt; &lt;/div&gt; &lt;/section&gt; &lt;/div&gt; &lt;!-- Página de Produtos --&gt; &lt;div id="productsPage" class="page hidden"&gt; &lt;div class="container mx-auto px-4 py-8"&gt; &lt;div class="flex flex-col lg:flex-row gap-8"&gt; &lt;!-- Barra lateral de filtros --&gt; &lt;div class="lg:w-1/4"&gt; &lt;div class="bg-white p-6 rounded-lg shadow-md"&gt; &lt;h3 class="text-lg font-semibold mb-4"&gt;Filtros&lt;/h3&gt; &lt;div class="mb-6"&gt; &lt;h4 class="font-medium mb-2"&gt;Categoria&lt;/h4&gt; &lt;div class="space-y-2"&gt; &lt;label class="flex items-center"&gt; &lt;input type="checkbox" class="category-filter" value="smartphones" onchange="filterProducts()"&gt; &lt;span class="ml-2"&gt;Smartphones&lt;/span&gt; &lt;/label&gt; &lt;label class="flex items-center"&gt; &lt;input type="checkbox" class="category-filter" value="laptops" onchange="filterProducts()"&gt; &lt;span class="ml-2"&gt;Laptops&lt;/span&gt; &lt;/label&gt; &lt;label class="flex items-center"&gt; &lt;input type="checkbox" class="category-filter" value="acessórios" onchange="filterProducts()"&gt; &lt;span class="ml-2"&gt;Acessórios&lt;/span&gt; &lt;/label&gt; &lt;/div&gt; &lt;/div&gt; &lt;div class="mb-6"&gt; &lt;h4 class="font-medium mb-2"&gt;Faça uma compra&lt;/h4&gt; &lt;div class="space-y-2"&gt; &lt;label class="flex items-center"&gt; &lt;input type="radio" name="priceRange" value="0-500" onchange="filterProducts()"&gt; &lt;span class="ml-2"&gt;R$ 0 - R$ 500&lt;/span&gt; &lt;/label&gt; &lt;label class="flex items-center"&gt; &lt;input type="radio" name="priceRange" value="500-1000" onchange="filterProducts()"&gt; &lt;span class="ml-2"&gt;R$ 500 - R$ 1.000&lt;/span&gt; &lt;/label&gt; &lt;label class="flex items-center"&gt; &lt;input type="radio" name="priceRange" value="1000+" onchange="filterProducts()"&gt; &lt;span class="ml-2"&gt;R$ 1.000+&lt;/span&gt; &lt;/label&gt; &lt;/div&gt; &lt;/div&gt; &lt;button onclick="clearFilters()" class="w-full bg-gray-200 text-gray-700 py-2 rounded-lg hover:bg-gray-300 transition-colors"&gt; Limpar Filtros &lt;/button&gt; &lt;/div&gt; &lt;/div&gt; &lt;!-- Grade de Produtos --&gt; &lt;div class="lg:w-3/4"&gt; &lt;div class="flex justify-between items-center mb-6"&gt; &lt;h2 class="text-2xl font-bold"&gt;Todos os Produtos&lt;/h2&gt; &lt;select id="sortSelect" onchange="sortProducts()" class="border rounded-lg px-3 py-2"&gt; &lt;option value="name"&gt;Ordenar por Nome&lt;/option&gt; &lt;option value="price-low"&gt;Menor Preço&lt;/option&gt; &lt;option value="price-high"&gt;Maior Preço&lt;/option&gt; &lt;option value="rating"&gt;Melhor Avaliação&lt;/option&gt; &lt;/select&gt; &lt;/div&gt; &lt;div id="productsGrid" class="grid grid-cols-1 md:grid-cols-2 lg:grid-cols-3 gap-6"&gt; &lt;!-- Os produtos serão carregados aqui --&gt; &lt;/div&gt; &lt;/div&gt; &lt;/div&gt; &lt;/div&gt; &lt;/div&gt; &lt;!-- Página de Detalhes do Produto --&gt; &lt;div id="productDetailPage" class="page hidden"&gt; &lt;div class="container mx-auto px-4 py-8"&gt; &lt;div id="productDetail" class="bg-white rounded-lg shadow-md overflow-hidden"&gt; &lt;!-- O conteúdo de detalhes do produto será carregado aqui --&gt; &lt;/div&gt; &lt;/div&gt; &lt;/div&gt; &lt;!-- Página do carrinho --&gt; &lt;div id="cartPage" class="page hidden"&gt; &lt;div class="container mx-auto px-4 py-8"&gt; &lt;h2 class="text-3xl font-bold mb-8"&gt;Seu carrinho&lt;/h2&gt; &lt;div class="grid grid-cols-1 lg:grid-cols-3 gap-8"&gt; &lt;div class="lg:col-span-2"&gt; &lt;div id="cartItems" class="space-y-4"&gt; &lt;!-- Os itens do carrinho serão carregados aqui --&gt; &lt;/div&gt; &lt;/div&gt; &lt;div class="lg:col-span-1"&gt; &lt;div class="bg-white p-6 rounded-lg shadow-md"&gt; &lt;h3 class="text-xl font-semibold mb-4"&gt;Resumo do pedido&lt;/h3&gt; &lt;div class="space-y-2 mb-4"&gt; &lt;div class="flex justify-between"&gt; &lt;span&gt;Subtotal:&lt;/span&gt; &lt;span id="cartSubtotal"&gt;R$ 0,00&lt;/span&gt; &lt;/div&gt; &lt;div class="flex justify-between"&gt; &lt;span&gt;Frete:&lt;/span&gt; &lt;span id="cartFrete"&gt;R$ 0,00&lt;/span&gt; &lt;/div&gt; &lt;hr&gt; &lt;div class="flex justify-between font-semibold text-lg"&gt; &lt;span&gt;Total:&lt;/span&gt; &lt;span id="cartTotal"&gt;R$ 0,00&lt;/span&gt; &lt;/div&gt; &lt;/div&gt; &lt;button onclick="showPage('checkout')" class="w-full bg-blue-600 text-white py-3 rounded-lg hover:bg-blue-700 transition-colors"&gt; Finalizar Compra &lt;/button&gt; &lt;/div&gt; &lt;/div&gt; &lt;/div&gt; &lt;/div&gt; &lt;/div&gt; &lt;/div&gt; &lt;!-- Página de Checkout --&gt; &lt;div id="checkoutPage" class="page hidden"&gt; &lt;div class="container mx-auto px-4 py-8"&gt; &lt;h2 class="text-3xl font-bold mb-8"&gt;Finalizar Compra&lt;/h2&gt; &lt;div class="grid grid-cols-1 lg:grid-cols-2 gap-8"&gt; &lt;div&gt; &lt;form id="checkoutForm" class="space-y-6"&gt; &lt;div class="bg-white p-6 rounded-lg shadow-md"&gt; &lt;h3 class="text-xl font-<text:soft-page-break/>semibold mb-4"&gt;Dados de Entrega&lt;/h3&gt; &lt;div class="grid grid-cols-1 md:grid-cols-2 gap-4"&gt; &lt;input type="text" placeholder="Nome Completo" required class="border rounded-lg px-3 py-2"&gt; &lt;input type="email" placeholder="E-mail" required class="border rounded-lg px-3 py-2"&gt; &lt;input type="tel" placeholder="Telefone" required class="border rounded-lg px-3 py-2"&gt; &lt;input type="text" placeholder="CEP" required class="border rounded-lg px-3 py-2"&gt; &lt;input type="text" placeholder="Endereço" require class="md:col-span-2 border rounded-lg px-3 py-2"&gt; &lt;input type="text" placeholder="Cidade" required class="border rounded-lg px-3 py-2"&gt; &lt;input type="text" placeholder="Estado" required class="border rounded-lg px-3 py-2"&gt; &lt;/div&gt; &lt;/div&gt; &lt;div class="bg-white p-6 rounded-lg shadow-md"&gt; &lt;h3 class="text-xl font-semibold mb-4"&gt;Forma de Pagamento&lt;/h3&gt; &lt;div class="space-y-3"&gt; &lt;label class="flex items-center"&gt; &lt;input type="radio" name="payment" value="credit" checked&gt; &lt;span class="ml-2"&gt;Cartão de Crédito&lt;/span&gt; &lt;/label&gt; &lt;label class="flex items-center"&gt; &lt;input type="radio" name="payment" value="debit"&gt; &lt;span class="ml-2"&gt;Cartão de Débito&lt;/span&gt; &lt;/label&gt; &lt;label class="flex items-center"&gt; &lt;input type="radio" name="payment" value="pix"&gt; &lt;span class="ml-2"&gt;PIX&lt;/span&gt; &lt;/label&gt; &lt;/div&gt; &lt;/div&gt; &lt;/div&gt; &lt;/form&gt; &lt;/div&gt; &lt;div&gt; &lt;div class="bg-white p-6 rounded-lg shadow-md"&gt; &lt;h3 class="text-xl font-semibold mb-4"&gt;Resumo do Pedido&lt;/h3&gt; &lt;div id="checkoutSummary"&gt; &lt;!-- O resumo do pedido será carregado aqui --&gt; &lt;/div&gt; &lt;button onclick="processOrder()" class="w-full bg-green-600 text-white py-3 rounded-lg hover:bg-green-700 transition-colors mt-4"&gt; Confirmar Pedido &lt;/button&gt; &lt;/div&gt; &lt;/div&gt; &lt;/div&gt; &lt;/div&gt; &lt;/div&gt; &lt;/div&gt; &lt;!-- Página de login --&gt; &lt;div id="loginPage" class="page hidden"&gt; &lt;div class="min-h-screen flex items-center justify-center bg-gray-50"&gt; &lt;div class="max-w-md w-full space-y-8"&gt; &lt;div class="text-center"&gt; &lt;h2 class="text-3xl font-bold text-gray-900"&gt;Entrar na sua conta&lt;/h2&gt; &lt;p class="mt-2 text-gray-600"&gt;Ou &lt;a href="#" onclick="showPage('register')" class="text-blue-600 hover:text-blue-500"&gt;crie uma nova conta&lt;/a&gt;&lt;/p&gt; &lt;/div&gt; &lt;form id="loginForm" class="mt-8 space-y-6" onsubmit="handleLogin(event)"&gt; &lt;div class="space-y-4"&gt; &lt;input type="email" required placeholder="Email" class="w-full px-3 py-2 borda borda-cinza-300 arredondado-lg foco:contorno-nenhum foco:anel-2 foco:anel-azul-500"&gt; &lt;input type="senha" obrigatório espaço reservado="Senha" class="w-full px-3 py-2 borda borda-cinza-300 arredondado-lg foco:contorno-nenhum foco:anel-2 foco:anel-azul-500"&gt; &lt;/div&gt; &lt;button type="submit" class="w-full bg-azul-600 texto-branco py-2 arredondado-lg hover:bg-azul-700 cores-de-transição"&gt; Entrar &lt;/button&gt; &lt;/form&gt; &lt;/div&gt; &lt;/div&gt; &lt;/div&gt; &lt;!-- Registrar Página --&gt; &lt;div id="registerPage" class="page hidden"&gt; &lt;div class="min-h-screen flex items-center justify-center bg-cinza-50"&gt; &lt;div class="max-w-md w-full space-y-8"&gt; &lt;div class="text-center"&gt; &lt;h2 class="text-3xl font-bold text-gray-900"&gt;Criar nova conta&lt;/h2&gt; &lt;p class="mt-2 text-gray-600"&gt;Ou &lt;a href="#" onclick="showPage('login')" class="text-blue-600 hover:text-blue-500"&gt;faça login&lt;/a&gt;&lt;/p&gt; &lt;/div&gt; &lt;form id="registerForm" class="mt-8 space-y-6" onsubmit="handleRegister(event)"&gt; &lt;div class="space-y-4"&gt; &lt;input type="text" required placeholder="Nome completo" class="w-full px-3 py-2 border border-gray-300 rounded-lg focus:outline-none focus:ring-2 focus:ring-blue-500"&gt; &lt;input type="email" required placeholder="Email" class="w-full px-3 py-2 border border-gray-300 rounded-lg focus:outline-none focus:ring-2 focus:ring-blue-500"&gt; &lt;input type="password" required placeholder="Senha" class="w-full px-3 py-2 border border-gray-300 rounded-lg focus:outline-none focus:ring-2 focus:ring-blue-500"&gt; &lt;input type="password" required placeholder="Confirmar senha" class="w-full px-3 py-2 border border-gray-300 rounded-lg focus:outline-none focus:ring-2 focus:ring-blue-500"&gt; &lt;/div&gt; &lt;button type="submit" class="w-full bg-blue-600 text-white py-2 rounded-lg hover:bg-blue-700 transition-colors"&gt; Criar Conta &lt;/button&gt; &lt;/form&gt; &lt;/div&gt; &lt;/div&gt; &lt;/div&gt; &lt;!-- Página de Perfil --&gt; &lt;div id="profilePage" class="page hidden"&gt; &lt;div class="container mx-auto px-4 py-8"&gt; &lt;h2 class="text-3xl font-bold mb-8"&gt;Meu Perfil&lt;/h2&gt; &lt;div class="grid grid-cols-1 lg:grid-cols-3 gap-8"&gt; &lt;div class="lg:col-span-2"&gt; &lt;div class="bg-white p-6 rounded-lg shadow-md"&gt; &lt;h3 class="text-xl font-semibold mb-4"&gt;Informações Pessoais&lt;/h3&gt; &lt;form id="profileForm" class="space-y-4"&gt; &lt;div class="grid grid-cols-1 md:grid-cols-2 gap-4"&gt; &lt;input type="text" placeholder="Nome" class="border arredondado-lg px-3 py-2"&gt; &lt;input type="email" placeholder="Email" class="border arredondado-lg px-3 py-2"&gt; &lt;input type="tel" <text:soft-page-break/>placeholder="Telefone" class="border arredondado-lg px-3 py-2"&gt; &lt;input type="date" placeholder="Data de nascimento" class="border arredondado-lg px-3 py-2"&gt; &lt;/div&gt; &lt;button type="submit" class="bg-blue-600 text-white px-6 py-2 arredondado-lg hover:bg-blue-700 transition-colors"&gt; Salvar Alterações &lt;/button&gt; &lt;/form&gt; &lt;/div&gt; &lt;/div&gt; &lt;div&gt; &lt;div class="bg-white p-6 rounded-lg shadow-md"&gt; &lt;h3 class="text-xl font-semibold mb-4"&gt;Estatísticas&lt;/h3&gt; &lt;div class="space-y-3"&gt; &lt;div class="flex justify-between"&gt; &lt;span&gt;Pedidos realizados:&lt;/span&gt; &lt;span class="font-semibold"&gt;12&lt;/span&gt; &lt;/div&gt; &lt;div class="flex justify-between"&gt; &lt;span&gt;Gasto total:&lt;/span&gt; &lt;span class="font-semibold"&gt;R$ 2.450,00&lt;/span&gt; &lt;/div&gt; &lt;div class="flex justify-between"&gt; &lt;span&gt;Membro desde:&lt;/span&gt; &lt;span class="font-semibold"&gt;Janeiro de 2024&lt;/span&gt; &lt;/div&gt; &lt;/div&gt; &lt;/div&gt; &lt;/div&gt; &lt;/div&gt; &lt;/div&gt; &lt;/div&gt; &lt;!-- Página de Pedidos --&gt; &lt;div id="ordersPage" class="page hidden"&gt; &lt;div class="container mx-auto px-4 py-8"&gt; &lt;h2 class="text-3xl font-bold mb-8"&gt;Meus Pedidos&lt;/h2&gt; &lt;div id="ordersList" class="space-y-4"&gt; &lt;!-- Os pedidos serão carregados aqui --&gt; &lt;/div&gt; &lt;/div&gt; &lt;/div&gt; &lt;!-- Página Sobre --&gt; &lt;div id="aboutPage" class="page hidden"&gt; &lt;div class="container mx-auto px-4 py-8"&gt; &lt;div class="max-w-4xl mx-auto"&gt; &lt;h2 class="text-4xl font-bold text-center mb-8"&gt;Sobre a TechStore&lt;/h2&gt; &lt;div class="bg-white rounded-lg shadow-md p-8"&gt; &lt;p class="text-lg text-gray-700 mb-6"&gt; A TechStore é uma empresa líder no mercado de tecnologia, oferecendo os melhores produtos com qualidade garantida e preços competitivos. Desde 2020, temos o compromisso de trazer inovação e tecnologia de ponta para nossos clientes.&lt;/p&gt; &lt;div class="grid grid-cols-1 md:grid-cols-3 gap-8 mt-8"&gt; &lt;div class="text-center"&gt; &lt;div class="text-3xl font-bold text-blue-600 mb-2"&gt;Mais de 50 mil&lt;/div&gt; &lt;div class="text-gray-600"&gt;Clientes Satisfeitos&lt;/div&gt; &lt;/div&gt; &lt;div class="text-center"&gt; &lt;div class="text-3xl font-bold text-blue-600 mb-2"&gt;Mais de 1000&lt;/div&gt; &lt;div class="text-gray-600"&gt;Produtos Disponíveis&lt;/div&gt; &lt;/div&gt; &lt;div class="text-center"&gt; &lt;div class="text-3xl font-bold text-blue-600 mb-2"&gt;24 horas por dia, 7 dias por semana&lt;/div&gt; &lt;div class="text-gray-600"&gt;Suporte Técnico&lt;/div&gt; &lt;/div&gt; &lt;/div&gt; &lt;/div&gt; &lt;/div&gt; &lt;/div&gt; &lt;/div&gt; &lt;/div&gt; &lt;/div&gt; &lt;!-- Página de contato --&gt; &lt;div id="contactPage" class="page hidden"&gt; &lt;div class="container mx-auto px-4 py-8"&gt; &lt;h2 class="text-3xl font-bold text-center mb-8"&gt;Entrar em contato&lt;/h2&gt; &lt;div class="grid grid-cols-1 lg:grid-cols-2 gap-8"&gt; &lt;div class="bg-white p-6 rounded-lg shadow-md"&gt; &lt;h3 class="text-xl font-semibold mb-4"&gt;Enviar uma mensagem&lt;/h3&gt; &lt;form id="contactForm" class="space-y-4" onsubmit="handleContact(event)"&gt; &lt;input type="text" placeholder="Nome" required class="w-full border rounded-lg px-3 py-2"&gt; &lt;input type="email" placeholder="Email" required class="w-full border rounded-lg px-3 py-2"&gt; &lt;input type="text" placeholder="Assunto" obrigatório class="w-full border rounded-lg px-3 py-2"&gt; &lt;textarea placeholder="Mensagem" rows="5" obrigatório class="w-full border rounded-lg px-3 py-2"&gt;&lt;/textarea&gt; &lt;button type="submit" class="bg-blue-600 text-white px-6 py-2 rounded-lg hover:bg-blue-700 transition-colors"&gt; Enviar Mensagem &lt;/button&gt; &lt;/form&gt; &lt;/div&gt; &lt;div class="bg-white p-6 rounded-lg shadow-md"&gt; &lt;h3 class="text-xl font-semibold mb-4"&gt;Informações de Contato&lt;/h3&gt; &lt;div class="space-y-4"&gt; &lt;div class="flex items-center"&gt; &lt;i data-lucide="map-pin" class="h-5 w-5 text-blue-600 mr-3"&gt;&lt;/i&gt; &lt;span&gt;Rua da Tecnologia, 123 - São Paulo, SP&lt;/span&gt; &lt;/div&gt; &lt;div class="flex items-center"&gt; &lt;i data-lucide="phone" class="h-5 w-5 text-blue-600 mr-3"&gt;&lt;/i&gt; &lt;span&gt;(11) 9999-9999&lt;/span&gt; &lt;/div&gt; &lt;div class="flex items-center"&gt; &lt;i data-lucide="mail" class="h-5 w-5 text-blue-600 mr-3"&gt;&lt;/i&gt; &lt;span&gt;contato@techstore.com&lt;/span&gt; &lt;/div&gt; &lt;div class="flex items-center"&gt; &lt;i data-lucide="clock" class="h-5 w-5 text-blue-600 mr-3"&gt;&lt;/i&gt; &lt;span&gt;Seg-Sex: 9h às 18h&lt;/span&gt; &lt;/div&gt; &lt;/div&gt; &lt;/div&gt; &lt;/div&gt; &lt;/div&gt; &lt;/div&gt; &lt;/div&gt; &lt;/main&gt; &lt;!-- Footer --&gt; &lt;footer class="bg-gray-800 text-white py-12"&gt; &lt;div class="container mx-auto px-4"&gt; &lt;div class="grid grid-cols-1 md:grid-cols-4 gap-8"&gt; &lt;div&gt; &lt;h3 class="text-xl font-bold mb-4"&gt;TechStore&lt;/h3&gt; &lt;p class="text-gray-400"&gt;Sua loja de tecnologia de confiança&lt;/p&gt; &lt;/div&gt; &lt;div&gt; &lt;h4 class="font-semibold mb-4"&gt;Links Rápidos&lt;/h4&gt; &lt;ul class="space-y-2 text-gray-400"&gt; &lt;li&gt;&lt;a href="#" onclick="showPage('home')" class="hover:text-white"&gt;Início&lt;/a&gt;&lt;/li&gt; &lt;li&gt;&lt;a href="#" onclick="showPage('products')" class="hover:text-white"&gt;Produtos&lt;/a&gt;&lt;/li&gt; &lt;li&gt;&lt;a href="#" onclick="showPage('about')" class="hover:text-white"&gt;Sobre&lt;/a&gt;&lt;/li&gt; &lt;li&gt;&lt;a href="#" onclick="showPage('contact')" class="hover:text-white"&gt;Contato&lt;/a&gt;&lt;/li&gt; &lt;/ul&gt; &lt;/div&gt; &lt;div&gt; &lt;h4 <text:soft-page-break/>class="font-semibold mb-4"&gt;Categorias&lt;/h4&gt; &lt;ul class="space-y-2 text-gray-400"&gt; &lt;li&gt;&lt;a href="#" class="hover:text-white"&gt;Smartphones&lt;/a&gt;&lt;/li&gt; &lt;li&gt;&lt;a href="#" class="hover:text-white"&gt;Laptops&lt;/a&gt;&lt;/li&gt; &lt;li&gt;&lt;a href="#" class="hover:text-white"&gt;Acessórios&lt;/a&gt;&lt;/li&gt; &lt;li&gt;&lt;a href="#" class="hover:text-white"&gt;Jogos&lt;/a&gt;&lt;/li&gt; &lt;/ul&gt; &lt;/div&gt; &lt;div&gt; &lt;h4 class="font-semibold mb-4"&gt;Contato&lt;/h4&gt; &lt;ul class="space-y-2 text-gray-400"&gt; &lt;li&gt;(11) 9999-9999&lt;/li&gt; &lt;li&gt;contato@techstore.com&lt;/li&gt; &lt;li&gt;São Paulo, SP&lt;/li&gt; &lt;/ul&gt; &lt;/div&gt; &lt;/div&gt; &lt;div class="border-t border-gray-700 mt-8 pt-8 text-center text-gray-400"&gt; &lt;p&gt;© 2024 TechStore. Todos os direitos reservados.&lt;/p&gt; &lt;/div&gt; &lt;/div&gt; &lt;/footer&gt; &lt;!-- Notificação Toast --&gt; &lt;div id="toast" class="fixed top-4 right-4 bg-green-500 text-white px-6 py-3 rounded-lg shadow-lg transform translate-x-full transition-transform duration-300 z-50"&gt; &lt;span id="toastMessage"&gt;&lt;/span&gt; &lt;/div&gt; &lt;script&gt; // Exemplo de dados do produto const products = [ { id: 1, nome: "iPhone 15 Pro", preço: 1299,99, categoria: "smartphones", imagem: "📱", classificação: 4,8, descrição: "O mais avançado iPhone com chip A17 Pro e câmera profissional.", características: ["Chip A17 Pro", "Câmera 48MP", "Tela Super Retina XDR", "5G"] }, { id: 2, nome: "MacBook Air M2", preço: 1899,99, categoria: "laptops",imagem: "💻", classificação: 4,9, descrição: "Ultrabook poderoso com chip M2 da Apple.", características: ["Chip M2", "13,6 polegadas", "18h de bateria", "8GB RAM"] }, { id: 3, nome: "AirPods Pro", preço: 349,99, categoria: "acessorios", imagem: "🎧", classificação: 4,7, descrição: "Fones sem fio com cancelamento ativo de ruído. 3", "Câmera 200MP", "Tela Dynamic AMOLED", "Galaxy AI"] }, { id: 5, nome: "Dell XPS 13", preço: 1599,99, categoria: "laptops", imagem: "💻", classificação: 4,5, descrição: "Notebook ultrafino com desempenho excepcional.", características: ["Intel Core i7", "13,4 polegadas", "16GB RAM", "512GB SSD"] }, { id: 6, nome: "Apple Watch Series 9", preço: 499,99, categoria: "acessorios", imagem: "⌚", classificação: 4,8, descrição: "Smartwatch mais avançado da Apple.", características: ["Chip S9", "Tela Always-On", "GPS", "Monitoramento de saúde"] } ]; // Estado do aplicativo let currentUser = JSON.parse(localStorage.getItem('currentUser')) || null; let cart = JSON.parse(localStorage.getItem('cart')) || []; let orders = JSON.parse(localStorage.getItem('orders')) || []; let filteredProducts = [...products]; // Inicializar aplicativo document.addEventListener('DOMContentLoaded', function() { lucide.createIcons(); updateCartBadge(); updateUserInterface(); loadFeaturedProducts(); loadAllProducts(); showPage('home'); }); // Navegação de página function showPage(pageId) { // Ocultar todas as páginas document.querySelectorAll('.page').forEach(page =&gt; { page.classList.add('hidden'); }); // Mostrar a página selecionada const targetPage = document.getElementById(pageId + 'Page'); if (targetPage) { targetPage.classList.remove('hidden'); targetPage.classList.add('fade-in'); // Carregar conteúdo específico da página switch(pageId) { case 'cart': loadCartItems(); break; case 'checkout': loadCheckoutSummary(); break; case 'orders': loadOrders(); break; case 'products': loadAllProducts(); break; } } } // Função de autenticação do usuário handleLogin(event) { event.preventDefault(); const formData = new FormData(event.target); const email = formData.get('email') || event.target.querySelector('input[type="email"]').value; const password = formData.get('password') || event.target.querySelector('input[type="password"]').value; // Simula login (no aplicativo real, seria uma chamada de API) const user = { id: 1, name: "João Silva", email: email }; currentUser = user; localStorage.setItem('currentUser', JSON.stringify(user)); updateUserInterface(); showToast('Login realizado com sucesso!'); showPage('home'); } function handleRegister(event) { event.preventDefault(); const inputs = event.target.querySelectorAll('input'); const name = inputs[0].value; const email = inputs[1].value; const password = inputs[2].value; const confirmPassword = inputs[3].value; if (password !== confirmPassword) { showToast('Senhas não coincidem!', 'error'); return; } // Simular cadastro const user = { id: Date.now(), name: name, email: email }; currentUser = user; localStorage.setItem('currentUser', JSON.stringify(user)); updateUserInterface(); showToast('Conta criada com sucesso!'); showPage('home'); } function logout() { currentUser = null; localStorage.removeItem('currentUser'); updateUserInterface(); showToast('Logout realizado com sucesso!'); showPage('home'); } function updateUserInterface() { const loginBtn = document.getElementById('loginBtn'); const userMenu = document.getElementById('userMenu'); <text:soft-page-break/>const userName = document.getElementById('userName'); if (currentUser) { loginBtn.classList.add('hidden'); userMenu.classList.remove('hidden'); userName.textContent = currentUser.name; } else { loginBtn.classList.remove('hidden'); userMenu.classList.add('hidden'); } } function toggleUserMenu() { const dropdown = document.getElementById('userDropdown'); dropdown.classList.toggle('hidden'); } // Funções do produto function loadFeaturedProducts() { const container = document.getElementById('featuredProducts'); const featured = products.slice(0, 4); container.innerHTML = featured.map(product =&gt; createProductCard(product)).join(''); } function loadAllProducts() { const container = document.getElementById('productsGrid'); container.innerHTML = filteredProducts.map(product =&gt; createProductCard(product)).join(''); } função createProductCard(produto) { return ` &lt;div class="bg-branco arredondado-lg sombra-md estouro-oculto pairar:sombra-lg transição-sombra"&gt; &lt;div class="p-6 texto-centralizado"&gt; &lt;div class="texto-6xl mb-4"&gt;${produto.imagem}&lt;/div&gt; &lt;h3 class="texto-lg fonte-semibold mb-2"&gt;${produto.nome}&lt;/h3&gt; &lt;p class="texto-cinza-600 mb-4"&gt;${produto.descrição}&lt;/p&gt; &lt;div class="flex itens-centralizado justificar-centralizado mb-4"&gt; &lt;div class="flex texto-amarelo-400"&gt; ${'★'.repeat(Math.floor(produto.classificação))}${'☆'.repeat(5 - Math.floor(produto.classificação))} &lt;/div&gt; &lt;span class="ml-2 text-gray-600"&gt;(${product.rating})&lt;/span&gt; &lt;/div&gt; &lt;div class="text-2xl font-bold text-blue-600 mb-4"&gt;R$ ${product.price.toFixed(2)}&lt;/div&gt; &lt;div class="space-y-2"&gt; &lt;button onclick="viewProduct(${product.id})" class="w-full bg-gray-200 text-gray-700 py-2 rounded-lg hover:bg-gray-300 transition-colors"&gt; Ver Detalhes &lt;/button&gt; &lt;button onclick="addToCart(${product.id})" class="w-full bg-blue-600 text-white py-2 rounded-lg hover:bg-blue-700 transition-colors"&gt; Adicionar ao Carrinho &lt;/button&gt; &lt;/div&gt; &lt;/div&gt; &lt;/div&gt; `; } function viewProduct(productId) { const product = products.find(p =&gt; p.id === productId); if (!product) return; const container = document.getElementById('productDetail'); container.innerHTML = ` &lt;div class="grid grid-cols-1 lg:grid-cols-2 gap-8 p-8"&gt; &lt;div class="text-center"&gt; &lt;div class="text-8xl mb-4"&gt;${product.image}&lt;/div&gt; &lt;div class="grid grid-cols-3 gap-2 mt-4"&gt; &lt;div class="bg-gray-100 p-4 arredondado texto-4xl"&gt;${product.image}&lt;/div&gt; &lt;div class="bg-gray-100 p-4 arredondado texto-4xl"&gt;${product.image}&lt;/div&gt; &lt;div class="bg-gray-100 p-4 arredondado texto-4xl"&gt;${product.image}&lt;/div&gt; &lt;/div&gt; &lt;/div&gt; &lt;div&gt; &lt;h1 class="texto-3xl fonte-negrito mb-4"&gt;${product.name}&lt;/h1&gt; &lt;div class="flex itens-centro mb-4"&gt; &lt;div class="flex texto-amarelo-400 texto-lg"&gt; ${'★'.repeat(Math.floor(product.rating))}${'☆'.repeat(5 - Math.floor(product.rating))} &lt;/div&gt; &lt;span class="ml-2 texto-cinza-600"&gt;(${product.rating}) - 234 avaliações&lt;/span&gt; &lt;/div&gt; &lt;div class="text-3xl font-bold text-blue-600 mb-6"&gt;R$ ${product.price.toFixed(2)}&lt;/div&gt; &lt;p class="text-gray-700 mb-6"&gt;${product.description}&lt;/p&gt; &lt;div class="mb-6"&gt; &lt;h3 class="font-semibold mb-3"&gt;Características:&lt;/h3&gt; &lt;ul class="space-y-2"&gt; ${product.features.map(feature =&gt; `&lt;li class="flex items-center"&gt;&lt;i data-lucide="check" class="h-4 w-4 text-green-500 mr-2"&gt;&lt;/i&gt;${feature}&lt;/li&gt;`).join('')} &lt;/ul&gt; &lt;/div&gt; &lt;div class="space-y-3"&gt; &lt;div class="flex items-center space-x-4"&gt; &lt;label class="font-medium"&gt;Quantidade:&lt;/label&gt; &lt;div class="flex items-center border rounded-lg"&gt; &lt;button onclick="changeQuantity(-1)" class="px-3 py-1 hover:bg-gray-100"&gt;-&lt;/button&gt; &lt;span id="quantity" class="px-4 py-1"&gt;1&lt;/span&gt; &lt;button onclick="changeQuantity(1)" class="px-3 py-1 hover:bg-gray-100"&gt;+&lt;/button&gt; &lt;/div&gt; &lt;/div&gt; &lt;button onclick="addToCart(${product.id}, parseInt(document.getElementById('quantity').textContent))" class="w-full bg-blue-600 text-white py-3 rounded-lg hover:bg-blue-700 transition-colors"&gt; Adicionar ao Carrinho &lt;/button&gt; &lt;button onclick="buyNow(${product.id})" class="w-full bg-green-600 text-white py-3 rounded-lg hover:bg-green-700 transition-colors"&gt; Comprar Agora &lt;/button&gt; &lt;/div&gt; &lt;/div&gt; &lt;/div&gt; `; showPage('productDetail'); lucide.createIcons(); } function changeQuantity(delta) { const quantityEl = document.getElementById('quantity'); const current = parseInt(quantityEl.textContent); const newQuantity = Math.max(1, current + delta); quantityEl.textContent = newQuantity; } // Funções de carrinho function addToCart(productId, quantity = 1) { const product = products.find(p =&gt; p.id === productId); se (!produto) retornar; const <text:soft-page-break/>existingItem = cart.find(item =&gt; item.id === productId); se (existingItem) { existingItem.quantity += quantity; } senão { cart.push({ id: productId, nome: product.name, preço: product.price, imagem: product.image, quantidade: quantidade }); } localStorage.setItem('cart', JSON.stringify(cart)); updateCartBadge(); showToast(`${product.name} adicionado ao carrinho!`); } function removeFromCart(productId) { cart = cart.filter(item =&gt; item.id !== productId); localStorage.setItem('cart', JSON.stringify(cart)); updateCartBadge(); loadCartItems(); showToast('Item removido do carrinho!'); } function updateCartQuantity(productId, quantity) { const item = cart.find(item =&gt; item.id === productId); if (item) { item.quantity = Math.max(1, quantity); localStorage.setItem('cart', JSON.stringify(cart)); updateCartBadge(); loadCartItems(); } } function updateCartBadge() { const badge = document.getElementById('cartBadge'); const totalItems = carrinho.reduce((soma, item) =&gt; soma + item.quantidade, 0); badge.textContent = totalItems; badge.classList.add('emblema-do-carrinho'); setTimeout(() =&gt; badge.classList.remove('emblema-do-carrinho'), 500); } function loadCartItems() { const container = document.getElementById('itens-do-carrinho'); const subtotalEl = document.getElementById('subtotal-do-carrinho'); const shippingEl = document.getElementById('envio-do-carrinho'); const totalEl = document.getElementById('total-do-carrinho'); if (cart.length === 0) { container.innerHTML = ` &lt;div class="text-center py-8"&gt; &lt;div class="text-6xl mb-4"&gt;🛒&lt;/div&gt; &lt;h3 class="text-xl font-semibold mb-2"&gt;Seu carrinho está vazio&lt;/h3&gt; &lt;p class="text-gray-600 mb-4"&gt;Adicione alguns produtos incríveis!&lt;/p&gt; &lt;button onclick="showPage('products')" class="bg-blue-600 text-white px-6 py-2 rounded-lg hover:bg-blue-700 transition-colors"&gt; Ver Produtos &lt;/button&gt; &lt;/div&gt; `; subtotalEl.textContent = 'R$ 0,00'; shippingEl.textContent = 'R$ 0,00'; totalEl.textContent = 'R$ 0,00'; return; } container.innerHTML = carrinho.mapa(item =&gt; ` &lt;div class="bg-branco p-4 arredondado-lg sombra-md"&gt; &lt;div class="flex itens-centro espaço-x-4"&gt; &lt;div class="texto-4xl"&gt;${item.image}&lt;/div&gt; &lt;div class="flex-1"&gt; &lt;h3 class="font-semibold"&gt;${item.nome}&lt;/h3&gt; &lt;p class="texto-cinza-600"&gt;R$ ${item.preço.para Corrigido(2)}&lt;/p&gt; &lt;/div&gt; &lt;div class="flex items-center space-x-2"&gt; &lt;button onclick="updateCartQuantity(${item.id}, ${item.quantity - 1})" class="bg-gray-200 px-2 py-1 arredondado hover:bg-gray-300"&gt;-&lt;/button&gt; &lt;span class="px-3"&gt;${item.quantity}&lt;/span&gt; &lt;button onclick="updateCartQuantity(${item.id}, ${item.quantity + 1})" class="bg-gray-200 px-2 py-1 arredondado hover:bg-gray-300"&gt;+&lt;/button&gt; &lt;/div&gt; &lt;div class="text-lg font-semibold"&gt;R$ ${(item.price * item.quantity).paraCorrigido(2)}&lt;/div&gt; &lt;button onclick="removeFromCart(${item.id})" class="text-red-500 hover:text-red-700"&gt; &lt;i data-lucide="trash-2" class="h-5 w-5"&gt;&lt;/i&gt; &lt;/button&gt; &lt;/div&gt; &lt;/div&gt; `).join(''); const subtotal = cart.reduce((soma, item) =&gt; soma + (item.preço * item.quantidade), 0); const frete = subtotal &gt; 500 ? 0 : 50; const total = subtotal + frete; subtotalEl.textContent = `R$ ${subtotal.toFixed(2)}`; shippingEl.textContent = frete === 0 ? 'Grátis': `R$ ${shipping.toFixed(2)}`; totalEl.textContent = `R$ ${total.toFixed(2)}`; lucide.createIcons(); } function buyNow(productId) { addToCart(productId); showPage('checkout'); } // Funções de checkout function loadCheckoutSummary() { const container = document.getElementById('checkoutSummary'); const subtotal = cart.reduce((sum, item) =&gt; sum + (item.price * item.quantity), 0); const shipping = subtotal &gt; 500 ? 0 : 50; const total = subtotal + shipping; container.innerHTML = ` &lt;div class="space-y-3"&gt; ${cart.map(item =&gt; ` &lt;div class="flex justify-between"&gt; &lt;span&gt;${item.name} x${item.quantity}&lt;/span&gt; &lt;span&gt;R$ ${(item.price * item.quantity).toFixed(2)}&lt;/span&gt; &lt;/div&gt; `).join('')} &lt;hr&gt; &lt;div class="flex justify-between"&gt; &lt;span&gt;Subtotal:&lt;/span&gt; &lt;span&gt;R$ ${subtotal.toFixed(2)}&lt;/span&gt; &lt;/div&gt; &lt;div class="flex justify-between"&gt; &lt;span&gt;Frete:&lt;/span&gt; &lt;span&gt;${shipping === 0 ? 'Grátis' : `R$ ${shipping.toFixed(2)}`}&lt;/span&gt; &lt;/div&gt; &lt;hr&gt; &lt;div class="flex justify-between font-semibold text-lg"&gt; &lt;span&gt;Total:&lt;/span&gt; &lt;span&gt;R$ ${total.toFixed(2)}&lt;/span&gt; &lt;/div&gt; &lt;/div&gt; `; } function processOrder() { if (!currentUser) { showToast('Faça login para finalizar a compra!', 'error'); showPage('login'); return; } if (cart.length === 0) { showToast('Seu carrinho está vazio!', 'error'); return; } // Simular processamento de pedidos const order = { id: Date.now(), date: new Date().toLocaleDateString('pt-BR'), items: [...cart], total: cart.reduce((sum, item) =&gt; sum + (item.price * item.quantity), 0) + (cart.reduce((sum, item) =&gt; sum + (item.price * item.quantity), 0) &gt; 500 ? 0 : 50), status: <text:soft-page-break/>'Confirmado' }; orders.push(order); localStorage.setItem('orders', JSON.stringify(orders)); // Limpar carrinho cart = []; localStorage.setItem('cart', JSON.stringify(cart)); updateCartBadge(); showToast('Pedido realizado com sucesso!'); showPage('orders'); } // Funções de pedidos function loadOrders() { const container = document.getElementById('ordersList'); if (orders.length === 0) { container.innerHTML = ` &lt;div class="text-center py-8"&gt; &lt;div class="text-6xl mb-4"&gt;📦&lt;/div&gt; &lt;h3 class="text-xl font-semibold mb-2"&gt;Nenhum pedido encontrado&lt;/h3&gt; &lt;p class="text-gray-600 mb-4"&gt;Faça seu primeiro pedido!&lt;/p&gt; &lt;button onclick="showPage('products')" class="bg-blue-600 text-white px-6 py-2 rounded-lg hover:bg-blue-700 transition-colors"&gt; Ver Produtos &lt;/button&gt; &lt;/div&gt; `; return; } container.innerHTML = orders.mapa(pedido =&gt; ` &lt;div class="bg-branco p-6 arredondado-lg sombra-md"&gt; &lt;div class="flex justificar-entre itens-início mb-4"&gt; &lt;div&gt; &lt;h3 class="texto-lg fonte-semibold"&gt;Pedido #${order.id}&lt;/h3&gt; &lt;p class="texto-cinza-600"&gt;Dados: ${order.date}&lt;/p&gt; &lt;/div&gt; &lt;span class="bg-verde-100 texto-verde-800 px-3 py-1 arredondado-texto completo-sm"&gt;${order.status}&lt;/span&gt; &lt;/div&gt; &lt;div class="espaço-y-2 mb-4"&gt; ${order.items.map(item =&gt; ` &lt;div class="flex justificar-entre itens"&gt; &lt;span&gt;${item.nome} x${item.quantidade}&lt;/span&gt; &lt;span&gt;R$ ${(item.preço * item.quantidade).paraFixado(2)}&lt;/span&gt; &lt;/div&gt; `).join('')} &lt;/div&gt; &lt;div class="border-t pt-4"&gt; &lt;div class="flex justify-between font-semibold"&gt; &lt;span&gt;Total:&lt;/span&gt; &lt;span&gt;R$ ${order.total.toFixed(2)}&lt;/span&gt; &lt;/div&gt; &lt;/div&gt; &lt;/div&gt; `).join(''); } // Funções de pesquisa e filtro function searchProducts(event) { if (event.key === 'Enter' || event.type === 'input') { const query = event.target.value.toLowerCase(); filteredProducts = products.filter(product =&gt; product.name.toLowerCase().includes(query) || product.description.toLowerCase().includes(query) ); loadAllProducts(); } } função filterProducts() { const categoryFilters = Array.from(document.querySelectorAll('.category-filter:checked')).map(cb =&gt; cb.value); const priceRange = document.querySelector('input[name="priceRange"]:checked')?.value; filteredProducts = produtos.filter(produto =&gt; { const categoryMatch = categoryFilters.length === 0 || categoryFilters.includes(produto.categoria); deixe priceMatch = true; se (priceRange) { se (priceRange === '0-500') priceMatch = produto.preço &lt;= 500; senão se (priceRange === '500-1000') priceMatch = produto.preço &gt; 500 &amp;&amp; produto.preço &lt;= 1000; senão se (priceRange === '1000+') priceMatch = produto.preço &gt; 1000; } retornar categoryMatch &amp;&amp; priceMatch; }); loadAllProducts(); } função clearFilters() { document.querySelectorAll('.category-filter').forEach(cb =&gt; cb.checked = false); document.querySelectorAll('input[name="priceRange"]').forEach(rb =&gt; rb.checked = false); filteredProducts = [...products]; loadAllProducts(); } função sortProducts() { const sortBy = document.getElementById('sortSelect').value; switch(sortBy) { caso 'nome': filteredProducts.sort((a, b) =&gt; a.nome.localeCompare(b.nome)); quebra; caso 'preço-baixo': filteredProducts.sort((a, b) =&gt; a.preço - b.preço); quebra; case 'price-high': filteredProducts.sort((a, b) =&gt; b.price - a.price); break; case 'rating': filteredProducts.sort((a, b) =&gt; b.rating - a.rating); break; } loadAllProducts(); } // Formulário de contato function handleContact(event) { event.preventDefault(); showToast('Mensagem enviada com sucesso! Entraremos em contato em breve.'); event.target.reset(); } // Funções utilitárias function showToast(message, type = 'success') { const toast = document.getElementById('toast'); const toastMessage = document.getElementById('toastMessage'); toastMessage.textContent = message; toast.className = `fixed top-4 right-4 px-6 py-3 rounded-lg shadow-lg transform transition-transform duration-300 z-50 ${ type === 'error' ? 'bg-red-500' : 'bg-green-500' } text-white`; // Mostrar toast toast.style.transform = 'translateX(0)'; // Ocultar toast após 3 segundos setTimeout(() =&gt; { toast.style.transform = 'translateX(100%)'; }, 3000); } // Fecha menus suspensos ao clicar fora de document.addEventListener('click', function(event) { const userMenu = document.getElementById('userMenu'); const userDropdown = document.getElementById('userDropdown'); if (!userMenu.contains(event.target)) { userDropdown.classList.add('hidden'); } }); &lt;/script&gt; &lt;script&gt;(function(){function c(){var b=a.contentDocument||a.contentWindow.document;if(b){var d=b.createElement('script');d.innerHTML="window.__CF$cv$params={r:'97aac0d411c7cb51',t:'M<text:soft-page-break/>Tc1NzEyODAxNi4wMDAwMDA='};var a=document.createElement('script');a.nonce='';a.src='/cdn-cgi/challenge-platform/scripts/jsd/main.js';document.getElementsByTagName('head')[0].appendChild(a);";b.getElementsByTagName('head')[0].appendChild(d)}}if(document.body){var a=document.createElement('iframe');a.height=1;a.width=1;a.style.position='absolute';a.style.top=0;a.style.left=0;a.style.border='none';a.style.visibility='hidden';document.body.appendChild(a);if('carregando'!==document.readyState)c();else if(window.addEventListener)document.addEventListener('DOMContentLoaded',c);else{var e=document.onreadystatechange||function(){};document.onreadystatechange=function(b){e(b);'carregando'!==document.readyState&amp;&amp;(document.onreadystatechange=e,c())}}}})();&lt;/script&gt;&lt;/body&gt; 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0:12:43.364205200</meta:creation-date>
    <dc:date>2025-09-06T00:13:22.893522600</dc:date>
    <meta:editing-duration>PT42S</meta:editing-duration>
    <meta:editing-cycles>1</meta:editing-cycles>
    <meta:document-statistic meta:table-count="0" meta:image-count="0" meta:object-count="0" meta:page-count="9" meta:paragraph-count="1" meta:word-count="3530" meta:character-count="38123" meta:non-whitespace-character-count="34618"/>
    <meta:generator>LibreOffice/25.2.5.2$Windows_X86_64 LibreOffice_project/03d19516eb2e1dd5d4ccd751a0d6f35f35e08022</meta:generator>
  </office:meta>
</office:document-meta>
</file>